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officeooo:rsid="0000703d" officeooo:paragraph-rsid="0000703d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Name: Chavan Jagdish Shivdas</text:p>
      <text:p text:style-name="P4">Roll No : 80099</text:p>
      <text:p text:style-name="P4">Group - KD4</text:p>
      <text:p text:style-name="P1"/>
      <text:p text:style-name="P1">Assignment No.4</text:p>
      <text:p text:style-name="P1"/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22:01:57.578642040</dc:date>
    <meta:editing-duration>PT13M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13" meta:character-count="69" meta:non-whitespace-character-count="60"/>
  </office:meta>
</office:document-meta>
</file>